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  Terminal-1 : cd PX4-Autopilot &amp;&amp; <text:line-break/>source ~/catkin_ws/devel/setup.bash   ###mavros location<text:line-break/>source Tools/setup_gazebo.bash $(pwd) $(pwd)/build/px4_sitl_default<text:line-break/>export ROS_PACKAGE_PATH=$ROS_PACKAGE_<text:line-break/>export ROS_PACKAGE_PATH=$ROS_PACKAGE_<text:line-break/>roslaunch px4 m.3<text:line-break/>avros_posix_sitl.launch<text:line-break/>  Terminal-2 : cd catkin_ws &amp;&amp; roslaunch FastPlannerOctomap MappingSim.launch (give goal location using 2D Nav Goal option)<text:line-break/><text:line-break/>  Terminal-3 : rosrun FastPlannerOctomap Planner<text:line-break/>  (or noYawPlanner if you want to plan the trajectory keeping the heading or yaw of the drone fixed). For the startOver option select either 1 or 0. Refer to the source code (FastPlannerOctomap/src/<text:line-break/><text:line-break/>  Terminal-4 : rosrun FastPlannerOctomap Controll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9:38:10.890630513</meta:creation-date>
    <dc:date>2021-12-11T19:38:42.092299643</dc:date>
    <meta:editing-duration>PT33S</meta:editing-duration>
    <meta:editing-cycles>1</meta:editing-cycles>
    <meta:document-statistic meta:table-count="0" meta:image-count="0" meta:object-count="0" meta:page-count="1" meta:paragraph-count="1" meta:word-count="80" meta:character-count="704" meta:non-whitespace-character-count="610"/>
    <meta:generator>LibreOffice/6.4.7.2$Linux_X86_64 LibreOffice_project/40$Build-2</meta:generator>
  </office:meta>
</office:document-meta>
</file>